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31538f" draw:stroke-linejoin="miter" draw:fill="solid" draw:fill-color="#f4b081" draw:textarea-vertical-align="top" draw:auto-grow-height="false" draw:fit-to-size="false" fo:min-height="2.033cm" fo:min-width="4.56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solid" svg:stroke-width="0.035cm" svg:stroke-color="#31538f" draw:stroke-linejoin="miter" draw:fill="solid" draw:fill-color="#ffffff" draw:textarea-vertical-align="middle" draw:auto-grow-height="false" draw:fit-to-size="false" fo:min-height="0.509cm" fo:min-width="6.673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35cm" svg:stroke-color="#31538f" draw:stroke-linejoin="miter" draw:fill="solid" draw:fill-color="#ddeaf6" draw:textarea-vertical-align="top" draw:auto-grow-height="false" draw:fit-to-size="false" fo:min-height="4.08cm" fo:min-width="6.185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035cm" svg:stroke-color="#31538f" draw:stroke-linejoin="miter" draw:fill="solid" draw:fill-color="#f4b081" draw:textarea-vertical-align="top" draw:auto-grow-height="false" draw:fit-to-size="false" fo:min-height="4.05cm" fo:min-width="4.788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solid" svg:stroke-width="0.035cm" svg:stroke-color="#31538f" draw:stroke-linejoin="miter" draw:fill="solid" draw:fill-color="#ffffff" draw:textarea-vertical-align="middle" draw:auto-grow-height="false" draw:fit-to-size="false" fo:min-height="0.417cm" fo:min-width="3.293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35cm" svg:stroke-color="#31538f" draw:stroke-linejoin="miter" draw:fill="solid" draw:fill-color="#ffffff" draw:textarea-vertical-align="top" draw:auto-grow-height="false" draw:fit-to-size="false" fo:min-height="0.297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035cm" svg:stroke-color="#31538f" draw:stroke-linejoin="miter" draw:fill="solid" draw:fill-color="#ffffff" draw:textarea-vertical-align="middle" draw:auto-grow-height="false" draw:fit-to-size="false" fo:min-height="1.001cm" fo:min-width="3.293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35cm" svg:stroke-color="#31538f" draw:stroke-linejoin="miter" draw:fill="solid" draw:fill-color="#fee599" draw:textarea-vertical-align="middle" draw:auto-grow-height="false" draw:fit-to-size="false" fo:min-height="0.41cm" fo:min-width="4.065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035cm" svg:stroke-color="#31538f" draw:stroke-linejoin="miter" draw:fill="solid" draw:fill-color="#fee599" draw:textarea-vertical-align="middle" draw:auto-grow-height="false" draw:fit-to-size="false" fo:min-height="0.93cm" fo:min-width="4.128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ffffff" draw:stroke-linejoin="miter" draw:fill="none" draw:textarea-vertical-align="top" draw:auto-grow-height="false" draw:fit-to-size="false" fo:min-height="2.704cm" fo:min-width="0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solid" svg:stroke-width="0.035cm" svg:stroke-color="#31538f" draw:stroke-linejoin="miter" draw:fill="solid" draw:fill-color="#ffffff" draw:textarea-vertical-align="top" draw:auto-grow-height="false" draw:fit-to-size="false" fo:min-height="0.167cm" fo:min-width="0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solid" svg:stroke-width="0.035cm" svg:stroke-color="#31538f" draw:stroke-linejoin="miter" draw:fill="solid" draw:fill-color="#fee599" draw:textarea-vertical-align="middle" draw:auto-grow-height="false" draw:fit-to-size="false" fo:min-height="0.676cm" fo:min-width="4.065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solid" svg:stroke-width="0.035cm" svg:stroke-color="#31538f" draw:stroke-linejoin="miter" draw:fill="solid" draw:fill-color="#fee599" draw:textarea-vertical-align="middle" draw:auto-grow-height="false" draw:fit-to-size="false" fo:min-height="0.684cm" fo:min-width="4.128cm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solid" svg:stroke-width="0.035cm" svg:stroke-color="#31538f" draw:stroke-linejoin="miter" draw:fill="solid" draw:fill-color="#f4b081" draw:textarea-vertical-align="top" draw:auto-grow-height="false" draw:fit-to-size="false" fo:min-height="3.121cm" fo:min-width="4.56cm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stroke="solid" svg:stroke-width="0.035cm" svg:stroke-color="#31538f" draw:stroke-linejoin="miter" draw:fill="solid" draw:fill-color="#ffcc00" draw:textarea-vertical-align="middle" draw:auto-grow-height="false" draw:fit-to-size="false" fo:min-height="0.684cm" fo:min-width="3.955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solid" svg:stroke-width="0.035cm" svg:stroke-color="#31538f" draw:stroke-linejoin="miter" draw:fill="solid" draw:fill-color="#ffcc00" draw:textarea-vertical-align="middle" draw:auto-grow-height="false" draw:fit-to-size="false" fo:min-height="1.017cm" fo:min-width="4.007cm" fo:padding-top="0.127cm" fo:padding-bottom="0.127cm" fo:padding-left="0.254cm" fo:padding-right="0.254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23.846cm" style:use-optimal-column-width="false"/>
    </style:style>
    <style:style style:name="co2" style:family="table-column">
      <style:table-column-properties style:column-width="1.932cm" style:use-optimal-column-width="false"/>
    </style:style>
    <style:style style:name="ro1" style:family="table-row">
      <style:table-row-properties style:row-height="0.816cm"/>
    </style:style>
    <style:style style:name="ro2" style:family="table-row">
      <style:table-row-properties style:row-height="1.371cm"/>
    </style:style>
    <style:style style:name="ro3" style:family="table-row">
      <style:table-row-properties style:row-height="0cm"/>
    </style:style>
    <style:style style:name="ce1" style:family="table-cell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text-properties fo:font-size="14pt" style:font-size-asian="14pt" style:font-size-complex="14pt"/>
    </style:style>
    <style:style style:name="ce3" style:family="table-cell">
      <style:paragraph-properties style:text-autospace="none"/>
      <style:text-properties fo:font-size="14pt" style:font-size-asian="14pt" style:font-size-complex="14pt"/>
    </style:style>
    <style:style style:name="ce4" style:family="table-cell">
      <style:paragraph-properties fo:text-align="center" style:text-autospace="none"/>
      <style:text-properties fo:font-size="14pt" style:font-size-asian="14pt" style:font-size-complex="14pt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3" style:family="paragraph">
      <loext:graphic-properties draw:fill="solid" draw:fill-color="#f4b081"/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font-size="18pt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font-size="18pt"/>
    </style:style>
    <style:style style:name="P5" style:family="paragraph">
      <loext:graphic-properties draw:fill="solid" draw:fill-color="#ddeaf6"/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font-size="18pt"/>
    </style:style>
    <style:style style:name="P6" style:family="paragraph">
      <loext:graphic-properties draw:fill="solid" draw:fill-color="#ffffff"/>
      <style:paragraph-properties fo:text-align="start"/>
      <style:text-properties fo:font-size="18pt"/>
    </style:style>
    <style:style style:name="P7" style:family="paragraph">
      <loext:graphic-properties draw:fill="solid" draw:fill-color="#fee599"/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solid" draw:fill-color="#ffcc00"/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font-size="18pt"/>
    </style:style>
    <style:style style:name="P10" style:family="paragraph">
      <style:paragraph-properties style:text-autospace="none"/>
    </style:style>
    <style:style style:name="P11" style:family="paragraph">
      <style:paragraph-properties fo:text-align="center" style:text-autospace="none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171616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2" style:family="text">
      <style:text-properties fo:font-variant="normal" fo:text-transform="none" style:use-window-font-color="true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om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Tokyo Machine learning Gym</text:p>
            <text:p>Hackaton</text:p>
            <text:p/>
            <text:p>Todays Theme: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neral Noti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ease avoid wandering around in the building we are under location restrictions and it may result in us being unable to host the event in the future.</text:p>
              </text:list-item>
              <text:list-item>
                <text:p>If you wish to exit early please return your paper badge to the front desk and then take the elevator back down B1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ilets/Exits Ma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DO ma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name="Shape 20" draw:style-name="gr2" draw:text-style-name="P3" draw:layer="layout" svg:width="5.067cm" svg:height="2.286cm" draw:transform="skewX (-0.0109955742875643) translate (12.022cm 15.434cm)">
          <text:p text:style-name="P2"><text:span text:style-name="T1">Ex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3" draw:text-style-name="P4" draw:layer="layout" svg:width="7.18cm" svg:height="0.762cm" svg:x="10.908cm" svg:y="4.266cm">
          <text:p text:style-name="P2"><text:span text:style-name="T2">Introduction </text:span><text:span text:style-name="T2">(thi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4" draw:text-style-name="P5" draw:layer="layout" svg:width="6.692cm" svg:height="4.333cm" svg:x="7.166cm" svg:y="5.483cm">
          <text:p text:style-name="P2"><text:span text:style-name="T1">Onboarding </text:span><text:span text:style-name="T1">Stream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5" draw:text-style-name="P3" draw:layer="layout" svg:width="5.295cm" svg:height="4.303cm" draw:transform="skewX (-0.0109955742875643) translate (15.294cm 5.513cm)">
          <text:p text:style-name="P2"><text:span text:style-name="T1">Advanced Str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" draw:style-name="gr6" draw:text-style-name="P4" draw:layer="layout" svg:width="3.8cm" svg:height="0.67cm" svg:x="12.554cm" svg:y="16.034cm">
          <text:p text:style-name="P2"><text:span text:style-name="T2">Group pi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" draw:style-name="gr7" draw:text-style-name="P6" draw:layer="layout" svg:width="0.504cm" svg:height="0.677cm" svg:x="14.512cm" svg:y="21.622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Shape 28" draw:style-name="gr8" draw:text-style-name="P4" draw:layer="layout" svg:width="3.8cm" svg:height="1.254cm" svg:x="12.61cm" svg:y="18.204cm">
          <text:p text:style-name="P2"><text:span text:style-name="T2">After event Drin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" draw:style-name="gr9" draw:text-style-name="P7" draw:layer="layout" svg:width="4.572cm" svg:height="0.663cm" svg:x="8.182cm" svg:y="6.288cm">
          <text:p text:style-name="P2"><text:span text:style-name="T1">S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" draw:style-name="gr10" draw:text-style-name="P7" draw:layer="layout" svg:width="4.635cm" svg:height="1.183cm" svg:x="8.165cm" svg:y="7.109cm">
          <text:p text:style-name="P2"><text:span text:style-name="T1">Data </text:span><text:span text:style-name="T1">Analysis/C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" draw:style-name="gr11" draw:text-style-name="P8" draw:layer="layout" svg:width="0.487cm" svg:height="2.98cm" svg:x="12.214cm" svg:y="12.218cm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Shape 13" draw:style-name="gr12" draw:text-style-name="P6" draw:layer="layout" svg:width="0.505cm" svg:height="0.547cm" svg:x="10.685cm" svg:y="4.795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Shape 13" draw:style-name="gr12" draw:text-style-name="P6" draw:layer="layout" svg:width="0.505cm" svg:height="0.547cm" svg:x="17.785cm" svg:y="4.795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Shape 31" draw:style-name="gr13" draw:text-style-name="P7" draw:layer="layout" svg:width="4.572cm" svg:height="0.929cm" svg:x="8.182cm" svg:y="8.487cm">
          <text:p text:style-name="P2"><text:span text:style-name="T1">Modeling with </text:span><text:span text:style-name="T1">xgbo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" draw:style-name="gr14" draw:text-style-name="P7" draw:layer="layout" svg:width="4.635cm" svg:height="0.937cm" svg:x="15.802cm" svg:y="6.339cm">
          <text:p text:style-name="P2"><text:span text:style-name="T1">All in discu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" draw:style-name="gr14" draw:text-style-name="P7" draw:layer="layout" svg:width="4.635cm" svg:height="0.937cm" svg:x="15.802cm" svg:y="7.409cm">
          <text:p text:style-name="P2"><text:span text:style-name="T1">Divide into <text:s/>Group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" draw:style-name="gr14" draw:text-style-name="P7" draw:layer="layout" svg:width="4.635cm" svg:height="0.937cm" svg:x="15.802cm" svg:y="8.479cm">
          <text:p text:style-name="P2"><text:span text:style-name="T1">Hack on ide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" draw:style-name="gr8" draw:text-style-name="P4" draw:layer="layout" svg:width="3.8cm" svg:height="1.254cm" svg:x="12.672cm" svg:y="10.146cm">
          <text:p text:style-name="P2"><text:span text:style-name="T2">Lun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12" draw:text-style-name="P6" draw:layer="layout" svg:width="0.505cm" svg:height="0.547cm" svg:x="12.385cm" svg:y="9.699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Shape 13" draw:style-name="gr12" draw:text-style-name="P6" draw:layer="layout" svg:width="0.505cm" svg:height="0.547cm" svg:x="16.285cm" svg:y="9.699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Shape 20" draw:style-name="gr15" draw:text-style-name="P3" draw:layer="layout" svg:width="5.067cm" svg:height="3.374cm" draw:transform="skewX (-0.0109955742875643) translate (12.038cm 11.798cm)">
          <text:p text:style-name="P2"><text:span text:style-name="T1">Combine Str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12" draw:text-style-name="P6" draw:layer="layout" svg:width="0.505cm" svg:height="0.547cm" svg:x="14.385cm" svg:y="11.295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Shape 31" draw:style-name="gr16" draw:text-style-name="P9" draw:layer="layout" svg:width="4.462cm" svg:height="0.937cm" svg:x="12.402cm" svg:y="12.439cm">
          <text:p text:style-name="P2"><text:span text:style-name="T1">Hack on ide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17" draw:text-style-name="P9" draw:layer="layout" svg:width="4.514cm" svg:height="1.27cm" svg:x="12.404cm" svg:y="13.53cm">
          <text:p text:style-name="P2"><text:span text:style-name="T2">Discuss </text:span><text:span text:style-name="T3">approach </text:span><text:span text:style-name="T2">results, challeng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12" draw:text-style-name="P6" draw:layer="layout" svg:width="0.505cm" svg:height="0.547cm" svg:x="14.285cm" svg:y="14.999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Shape 26" draw:style-name="gr6" draw:text-style-name="P4" draw:layer="layout" svg:width="3.8cm" svg:height="0.67cm" svg:x="12.554cm" svg:y="16.834cm">
          <text:p text:style-name="P2"><text:span text:style-name="T2">Clean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12" draw:text-style-name="P6" draw:layer="layout" svg:width="0.505cm" svg:height="0.547cm" svg:x="14.285cm" svg:y="17.803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Shape 20" draw:style-name="gr2" draw:text-style-name="P3" draw:layer="layout" svg:width="5.067cm" svg:height="2.286cm" draw:transform="skewX (-0.0109955742875643) translate (12.034cm 1.486cm)">
          <text:p text:style-name="P2"><text:span text:style-name="T1">En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" draw:style-name="gr6" draw:text-style-name="P4" draw:layer="layout" svg:width="3.8cm" svg:height="0.67cm" svg:x="12.666cm" svg:y="2.086cm">
          <text:p text:style-name="P2"><text:span text:style-name="T2">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" draw:style-name="gr6" draw:text-style-name="P4" draw:layer="layout" svg:width="3.8cm" svg:height="0.67cm" svg:x="12.666cm" svg:y="2.886cm">
          <text:p text:style-name="P2"><text:span text:style-name="T2">Secu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12" draw:text-style-name="P6" draw:layer="layout" svg:width="0.505cm" svg:height="0.547cm" svg:x="14.385cm" svg:y="3.699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217cm" svg:y="1.27cm" presentation:class="title" presentation:user-transformed="true">
          <draw:text-box>
            <text:p>Self-assessment</text:p>
          </draw:text-box>
        </draw:frame>
        <draw:frame draw:style-name="standard" draw:layer="layout" svg:width="25.777cm" svg:height="15.242cm" svg:x="1.4cm" svg:y="4.572cm" presentation:class="table" presentation:user-transformed="true">
          <table:table table:template-name="default" table:use-first-row-styles="true" table:use-last-column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0"><text:span text:style-name="T4">Environment</text:span></text:p>
              </table:table-cell>
              <table:table-cell table:style-name="ce2"/>
            </table:table-row>
            <table:table-row table:style-name="ro2">
              <table:table-cell table:style-name="ce3">
                <text:p text:style-name="P10"><text:span text:style-name="T5">1.Do you have a Machine Learning environment installed on your computer </text:span></text:p>
                <text:p text:style-name="P10"><text:span text:style-name="T5">(Python, R, Scikit-Learn?...)</text:span></text:p>
              </table:table-cell>
              <table:table-cell table:style-name="ce4">
                <text:p text:style-name="P11"><text:span text:style-name="T5">3</text:span></text:p>
              </table:table-cell>
            </table:table-row>
            <table:table-row table:style-name="ro3">
              <table:table-cell table:style-name="ce1">
                <text:p text:style-name="P10"><text:span text:style-name="T4">Exploratory Data Analysis</text:span></text:p>
              </table:table-cell>
              <table:table-cell table:style-name="ce4"/>
            </table:table-row>
            <table:table-row table:style-name="ro3">
              <table:table-cell table:style-name="ce1">
                <text:p text:style-name="P10"><text:span text:style-name="T5">1. Can you compute mean and variance of your data points' features?</text:span></text:p>
              </table:table-cell>
              <table:table-cell table:style-name="ce4">
                <text:p text:style-name="P11"><text:span text:style-name="T5">1</text:span></text:p>
              </table:table-cell>
            </table:table-row>
            <table:table-row table:style-name="ro3">
              <table:table-cell table:style-name="ce1">
                <text:p text:style-name="P10"><text:span text:style-name="T5">2. Can you perform Histograms?</text:span></text:p>
              </table:table-cell>
              <table:table-cell table:style-name="ce4">
                <text:p text:style-name="P11"><text:span text:style-name="T5">2</text:span></text:p>
              </table:table-cell>
            </table:table-row>
            <table:table-row table:style-name="ro3">
              <table:table-cell table:style-name="ce1">
                <text:p text:style-name="P10"><text:span text:style-name="T5">3. Can you you plot boxplots?</text:span></text:p>
              </table:table-cell>
              <table:table-cell table:style-name="ce4">
                <text:p text:style-name="P11"><text:span text:style-name="T5">2</text:span></text:p>
              </table:table-cell>
            </table:table-row>
            <table:table-row table:style-name="ro3">
              <table:table-cell table:style-name="ce1">
                <text:p text:style-name="P10"><text:span text:style-name="T5">4. Can you compute pivot tables?</text:span></text:p>
              </table:table-cell>
              <table:table-cell table:style-name="ce4">
                <text:p text:style-name="P11"><text:span text:style-name="T5">2</text:span></text:p>
              </table:table-cell>
            </table:table-row>
            <table:table-row table:style-name="ro3">
              <table:table-cell table:style-name="ce1">
                <text:p text:style-name="P10"><text:span text:style-name="T5">5. Can you compute quartiles?</text:span></text:p>
              </table:table-cell>
              <table:table-cell table:style-name="ce4">
                <text:p text:style-name="P11"><text:span text:style-name="T5">1</text:span></text:p>
              </table:table-cell>
            </table:table-row>
            <table:table-row table:style-name="ro3">
              <table:table-cell table:style-name="ce1">
                <text:p text:style-name="P10"><text:span text:style-name="T5">6. Can you segment your data?</text:span></text:p>
              </table:table-cell>
              <table:table-cell table:style-name="ce4">
                <text:p text:style-name="P11"><text:span text:style-name="T5">1</text:span></text:p>
              </table:table-cell>
            </table:table-row>
            <table:table-row table:style-name="ro3">
              <table:table-cell table:style-name="ce1">
                <text:p text:style-name="P10"><text:span text:style-name="T4">Cleaning up Data</text:span></text:p>
              </table:table-cell>
              <table:table-cell table:style-name="ce4"/>
            </table:table-row>
            <table:table-row table:style-name="ro1">
              <table:table-cell table:style-name="ce3">
                <text:p text:style-name="P10"><text:span text:style-name="T5">1. Can you handle missing data?</text:span></text:p>
              </table:table-cell>
              <table:table-cell table:style-name="ce4">
                <text:p text:style-name="P11"><text:span text:style-name="T5">1</text:span></text:p>
              </table:table-cell>
            </table:table-row>
            <table:table-row table:style-name="ro1">
              <table:table-cell table:style-name="ce3">
                <text:p text:style-name="P10"><text:span text:style-name="T5">2. Can you transform categorical data?</text:span></text:p>
              </table:table-cell>
              <table:table-cell table:style-name="ce4">
                <text:p text:style-name="P11"><text:span text:style-name="T5">3</text:span></text:p>
              </table:table-cell>
            </table:table-row>
            <table:table-row table:style-name="ro1">
              <table:table-cell table:style-name="ce3">
                <text:p text:style-name="P10"><text:span text:style-name="T5">3. Can you process outliers?</text:span></text:p>
              </table:table-cell>
              <table:table-cell table:style-name="ce4">
                <text:p text:style-name="P11"><text:span text:style-name="T5">2</text:span></text:p>
              </table:table-cell>
            </table:table-row>
            <table:table-row table:style-name="ro1">
              <table:table-cell table:style-name="ce1">
                <text:p text:style-name="P10"><text:span text:style-name="T4">Data Modelling</text:span></text:p>
              </table:table-cell>
              <table:table-cell table:style-name="ce4"/>
            </table:table-row>
            <table:table-row table:style-name="ro1">
              <table:table-cell table:style-name="ce3">
                <text:p text:style-name="P10"><text:span text:style-name="T5">1. Can you perform a regression on data with your computer?</text:span></text:p>
              </table:table-cell>
              <table:table-cell table:style-name="ce4">
                <text:p text:style-name="P11"><text:span text:style-name="T5">3</text:span></text:p>
              </table:table-cell>
            </table:table-row>
            <table:table-row table:style-name="ro1">
              <table:table-cell table:style-name="ce3">
                <text:p text:style-name="P10"><text:span text:style-name="T5">2. Can you perform a classification on data with your computer?</text:span></text:p>
              </table:table-cell>
              <table:table-cell table:style-name="ce4">
                <text:p text:style-name="P11"><text:span text:style-name="T5">3</text:span></text:p>
              </table:table-cell>
            </table:table-row>
            <table:table-row table:style-name="ro1">
              <table:table-cell table:style-name="ce3">
                <text:p text:style-name="P10"><text:span text:style-name="T5">3. Can you perform clustering with your computer?</text:span></text:p>
              </table:table-cell>
              <table:table-cell table:style-name="ce4">
                <text:p text:style-name="P11"><text:span text:style-name="T5">3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5">If you scored 15 or below you may want to join and learn more during the trainee session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nal poi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todays wifi access is</text:p>
                <text:list>
                  <text:list-item>
                    <text:p>SSID: TODO </text:p>
                  </text:list-item>
                  <text:list-item>
                    <text:p>Password: TODO</text:p>
                  </text:list-item>
                </text:list>
              </text:list-item>
              <text:list-item>
                <text:p>TODO a github</text:p>
              </text:list-item>
              <text:list-item>
                <text:p><text:a xlink:href="https://www.facebook.com/groups/478128495715110/" xlink:type="simple">https://www.facebook.com/groups/478128495715110/</text:a></text:p>
              </text:list-item>
              <text:list-item>
                <text:p>tokyo-ml-gym.slack.com <text:s/></text:p>
              </text:list-item>
              <text:list-item>
                <text:p><text:a xlink:href="https://www.meetup.com/Tokyo-Machine-Learning-Gym/" xlink:type="simple">https://www.meetup.com/Tokyo-Machine-Learning-Gym/</text:a></text:p>
              </text:list-item>
              <text:list-item>
                <text:p><text:a xlink:href="https://github.com/ashleysmart/mlgym" xlink:type="simple">https://github.com/ashleysmart/mlgym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0T09:47:24.075331669</meta:creation-date>
    <dc:date>2017-03-18T18:44:49.414474839</dc:date>
    <meta:editing-duration>PT40M31S</meta:editing-duration>
    <meta:editing-cycles>20</meta:editing-cycles>
    <meta:generator>LibreOffice/5.1.6.2$Linux_X86_64 LibreOffice_project/10m0$Build-2</meta:generator>
    <meta:document-statistic meta:object-count="73"/>
  </office:meta>
</office:document-meta>
</file>